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nsolas" svg:font-family="Consola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106cm" svg:stroke-color="#9fc5e8" draw:stroke-linejoin="round" draw:fill="none" draw:textarea-vertical-align="top" draw:auto-grow-height="tru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79cm" svg:stroke-color="#ff0000" draw:stroke-linejoin="round" draw:fill="solid" draw:fill-color="#f4cccc"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595959" draw:marker-end="msArrowStealth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106cm" svg:stroke-color="#00ff00"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26cm" svg:stroke-color="#595959" draw:stroke-linejoin="round" draw:fill="solid" draw:fill-color="#c9daf8"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solid" svg:stroke-width="0.026cm" svg:stroke-color="#595959" draw:stroke-linejoin="round" draw:fill="solid" draw:fill-color="#f4cccc"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solid" svg:stroke-width="0.026cm" svg:stroke-color="#59595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dash" draw:stroke-dash="Dashed_20__28_var_29__20_4" svg:stroke-width="0.212cm" svg:stroke-color="#ff0000" draw:stroke-linejoin="round"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solid" svg:stroke-width="0.026cm" svg:stroke-color="#595959" draw:stroke-linejoin="round" draw:fill="solid" draw:fill-color="#fce5cd"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solid" svg:stroke-width="0.026cm" svg:stroke-color="#595959" draw:marker-start="msArrowEnd_20_5" draw:marker-start-width="0.21cm" draw:marker-start-center="false"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list-style-name="L7">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ONL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15"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margin-left="1.27cm" fo:margin-right="0cm" fo:margin-top="0cm" fo:margin-bottom="0cm" fo:line-height="100%" fo:text-align="center" fo:text-indent="-0.952cm" style:writing-mode="lr-tb" style:font-independent-line-spacing="true">
        <style:tab-stops>
          <style:tab-stop style:position="0cm"/>
        </style:tab-stops>
      </style:paragraph-properties>
      <style:text-properties fo:font-variant="normal" fo:text-transform="none" fo:color="#595959"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15%" fo:text-align="start" fo:text-indent="0cm" style:writing-mode="lr-tb"/>
    </style:style>
    <style:style style:name="P8" style:family="paragraph">
      <loext:graphic-properties draw:fill="none"/>
      <style:paragraph-properties fo:text-align="start" style:font-independent-line-spacing="true"/>
      <style:text-properties fo:font-size="18pt"/>
    </style:style>
    <style:style style:name="P9" style:family="paragraph">
      <loext:graphic-properties draw:fill="none"/>
      <style:paragraph-properties fo:text-align="start" style:font-independent-line-spacing="true"/>
      <style:text-properties fo:font-size="14pt"/>
    </style:style>
    <style:style style:name="P10" style:family="paragraph">
      <loext:graphic-properties draw:fill="solid" draw:fill-color="#eeeeee"/>
      <style:paragraph-properties fo:text-align="start" style:font-independent-line-spacing="true"/>
      <style:text-properties fo:font-size="14pt"/>
    </style:style>
    <style:style style:name="P11" style:family="paragraph">
      <loext:graphic-properties draw:fill="solid" draw:fill-color="#f4cccc"/>
      <style:paragraph-properties fo:text-align="start" style:font-independent-line-spacing="true"/>
      <style:text-properties fo:font-size="14pt"/>
    </style:style>
    <style:style style:name="P12" style:family="paragraph">
      <loext:graphic-properties draw:fill="none"/>
      <style:paragraph-properties fo:text-align="start"/>
      <style:text-properties fo:font-size="18pt"/>
    </style:style>
    <style:style style:name="P13" style:family="paragraph">
      <loext:graphic-properties draw:fill="solid" draw:fill-color="#c9daf8"/>
      <style:paragraph-properties fo:text-align="start" style:font-independent-line-spacing="true"/>
      <style:text-properties fo:font-size="14pt"/>
    </style:style>
    <style:style style:name="P14" style:family="paragraph">
      <loext:graphic-properties draw:fill="solid" draw:fill-color="#fce5cd"/>
      <style:paragraph-properties fo:text-align="start" style:font-independent-line-spacing="true"/>
      <style:text-properties fo:font-size="14pt"/>
    </style:style>
    <style:style style:name="T1" style:family="text">
      <style:text-properties fo:font-variant="normal" fo:text-transform="none" fo:color="#000000" style:text-line-through-style="none" style:text-line-through-type="none" style:text-position="0% 100%" style:font-name="Arial" fo:font-size="52pt" fo:letter-spacing="normal" fo:font-style="normal" style:text-underline-style="none" fo:font-weight="normal" style:font-name-asian="Arial" style:font-size-asian="52pt" style:font-style-asian="normal" style:font-weight-asian="normal" style:font-name-complex="Arial" style:font-size-complex="5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4"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5"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6" style:family="text">
      <style:text-properties fo:font-variant="normal" fo:text-transform="none" fo:color="#000000" style:text-line-through-style="none" style:text-line-through-type="none" style:text-position="0% 100%" style:font-name="Consolas" fo:font-size="11pt" fo:letter-spacing="normal" fo:font-style="normal" style:text-underline-style="none" fo:font-weight="normal" style:font-name-asian="Consolas" style:font-size-asian="11pt" style:font-style-asian="normal" style:font-weight-asian="normal" style:font-name-complex="Consolas" style:font-size-complex="11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onsolas" fo:font-size="11pt" fo:letter-spacing="normal" fo:font-style="normal" style:text-underline-style="none" fo:font-weight="bold" style:font-name-asian="Consolas" style:font-size-asian="11pt" style:font-style-asian="normal" style:font-weight-asian="bold" style:font-name-complex="Consolas" style:font-size-complex="11pt" style:font-style-complex="normal" style:font-weight-complex="bold"/>
    </style:style>
    <style:style style:name="T8" style:family="text">
      <style:text-properties fo:font-variant="normal" fo:text-transform="none" fo:color="#000000" style:text-line-through-style="none" style:text-line-through-type="none" style:text-position="0% 100%" style:font-name="Consolas" fo:font-size="12pt" fo:letter-spacing="normal"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T9" style:family="text">
      <style:text-properties fo:font-variant="normal" fo:text-transform="none" fo:color="#000000" style:text-line-through-style="none" style:text-line-through-type="none" style:text-position="0% 100%" style:font-name="Consolas" fo:font-size="12pt" fo:letter-spacing="normal"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10" style:family="text">
      <style:text-properties fo:font-variant="normal" fo:text-transform="none" fo:color="#ff0000" style:text-line-through-style="none" style:text-line-through-type="none" style:text-position="0% 100%" style:font-name="Consolas" fo:font-size="12pt" fo:letter-spacing="normal"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T11" style:family="text">
      <style:text-properties fo:font-variant="normal" fo:text-transform="none" fo:color="#ffffff" style:text-line-through-style="none" style:text-line-through-type="none" style:text-position="0% 100%" style:font-name="Consolas" fo:font-size="12pt" fo:letter-spacing="normal"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12" style:family="text">
      <style:text-properties fo:font-variant="normal" fo:text-transform="none" fo:color="#ff9900" style:text-line-through-style="none" style:text-line-through-type="none" style:text-position="0% 100%" style:font-name="Consolas" fo:font-size="11pt" fo:letter-spacing="normal" fo:font-style="italic" style:text-underline-style="none" fo:font-weight="normal" style:font-name-asian="Consolas" style:font-size-asian="11pt" style:font-style-asian="italic" style:font-weight-asian="normal" style:font-name-complex="Consolas" style:font-size-complex="11pt" style:font-style-complex="italic" style:font-weight-complex="normal"/>
    </style:style>
    <style:style style:name="T13" style:family="text">
      <style:text-properties fo:font-variant="normal" fo:text-transform="none" fo:color="#ff0000" style:text-line-through-style="none" style:text-line-through-type="none" style:text-position="0% 100%" style:font-name="Consolas" fo:font-size="11pt" fo:letter-spacing="normal" fo:font-style="normal" style:text-underline-style="none" fo:font-weight="bold" style:font-name-asian="Consolas" style:font-size-asian="11pt" style:font-style-asian="normal" style:font-weight-asian="bold" style:font-name-complex="Consolas" style:font-size-complex="11pt" style:font-style-complex="normal" style:font-weight-complex="bold"/>
    </style:style>
    <style:style style:name="T14" style:family="text">
      <style:text-properties fo:font-variant="normal" fo:text-transform="none" fo:color="#ffffff" style:text-line-through-style="none" style:text-line-through-type="none" style:text-position="0% 100%" style:font-name="Consolas" fo:font-size="11pt" fo:letter-spacing="normal" fo:font-style="normal" style:text-underline-style="none" fo:font-weight="normal" style:font-name-asian="Consolas" style:font-size-asian="11pt" style:font-style-asian="normal" style:font-weight-asian="normal" style:font-name-complex="Consolas" style:font-size-complex="11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onsolas" fo:font-size="15pt" fo:letter-spacing="normal" fo:font-style="normal" style:text-underline-style="none" fo:font-weight="normal" style:font-name-asian="Consolas" style:font-size-asian="15pt" style:font-style-asian="normal" style:font-weight-asian="normal" style:font-name-complex="Consolas" style:font-size-complex="15pt" style:font-style-complex="normal" style:font-weight-complex="normal"/>
    </style:style>
    <style:style style:name="T17" style:family="text">
      <style:text-properties fo:font-variant="normal" fo:text-transform="none" fo:color="#0000ff" style:text-line-through-style="none" style:text-line-through-type="none" style:text-position="0% 100%" style:font-name="Consolas" fo:font-size="15pt" fo:letter-spacing="normal" fo:font-style="normal" style:text-underline-style="none" fo:font-weight="bold" style:font-name-asian="Consolas" style:font-size-asian="15pt" style:font-style-asian="normal" style:font-weight-asian="bold" style:font-name-complex="Consolas" style:font-size-complex="15pt" style:font-style-complex="normal" style:font-weight-complex="bold"/>
    </style:style>
    <style:style style:name="T18"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19" style:family="text">
      <style:text-properties fo:font-variant="normal" fo:text-transform="none" fo:color="#000000" style:text-line-through-style="none" style:text-line-through-type="none" style:text-position="0% 100%" style:font-name="Consolas" fo:font-size="13pt" fo:letter-spacing="normal" fo:font-style="normal" style:text-underline-style="none" fo:font-weight="normal" style:font-name-asian="Consolas" style:font-size-asian="13pt" style:font-style-asian="normal" style:font-weight-asian="normal" style:font-name-complex="Consolas" style:font-size-complex="13pt" style:font-style-complex="normal" style:font-weight-complex="normal"/>
    </style:style>
    <style:style style:name="T20" style:family="text">
      <style:text-properties fo:font-variant="normal" fo:text-transform="none" fo:color="#ff9900" style:text-line-through-style="none" style:text-line-through-type="none" style:text-position="0% 100%" style:font-name="Consolas" fo:font-size="13pt" fo:letter-spacing="normal" fo:font-style="normal" style:text-underline-style="none" fo:font-weight="normal" style:font-name-asian="Consolas" style:font-size-asian="13pt" style:font-style-asian="normal" style:font-weight-asian="normal" style:font-name-complex="Consolas" style:font-size-complex="13pt" style:font-style-complex="normal" style:font-weight-complex="normal"/>
    </style:style>
    <style:style style:name="T21" style:family="text">
      <style:text-properties fo:font-variant="normal" fo:text-transform="none" fo:color="#ff9900" style:text-line-through-style="none" style:text-line-through-type="none" style:text-position="0% 100%" style:font-name="Consolas" fo:font-size="13pt" fo:letter-spacing="normal" fo:font-style="normal" style:text-underline-style="none" fo:font-weight="bold" style:font-name-asian="Consolas" style:font-size-asian="13pt" style:font-style-asian="normal" style:font-weight-asian="bold" style:font-name-complex="Consolas" style:font-size-complex="13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659cm" text:min-label-width="0.881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659cm" text:min-label-width="0.881cm"/>
        <style:text-properties style:font-name="Arial" fo:color="#595959" fo:font-size="100%"/>
      </text:list-level-style-bullet>
      <text:list-level-style-bullet text:level="3" text:bullet-char="■">
        <style:list-level-properties text:space-before="2.929cm" text:min-label-width="0.881cm"/>
        <style:text-properties style:font-name="Arial" fo:color="#595959"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6cm"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Lecture 9.1 - Testability</text:span></text:p>
          </draw:text-box>
        </draw:frame>
        <draw:frame draw:name="Google Shape;55;p13" presentation:style-name="pr2" draw:text-style-name="P3" draw:layer="layout" svg:width="23.667cm" svg:height="2.201cm" svg:x="0.866cm" svg:y="7.873cm" presentation:class="subtitle" presentation:placeholder="true" presentation:user-transformed="true">
          <draw:text-box/>
        </draw:frame>
        <presentation:notes draw:style-name="dp2">
          <draw:page-thumbnail draw:name="Google Shape;51;p:notes" draw:style-name="gr1" draw:layer="layout" svg:width="16.933cm" svg:height="9.524cm" svg:x="1.059cm" svg:y="1.905cm" draw:page-number="1" presentation:class="page"/>
          <draw:frame draw:name="Google Shape;52;p:notes" presentation:style-name="pr3" draw:text-style-name="P4" draw:layer="layout" svg:width="15.239cm" svg:height="11.429cm" svg:x="1.905cm" svg:y="12.065cm" presentation:class="notes" presentation:placeholder="true" presentation:user-transformed="true">
            <draw:text-box/>
          </draw:frame>
        </presentation:notes>
      </draw:page>
      <draw:page draw:name="How can you be sure that your code works correctly?" draw:style-name="dp1" draw:master-page-name="TITLE_5f_AND_5f_BODY" presentation:presentation-page-layout-name="AL2T1">
        <draw:frame draw:name="Google Shape;60;p14" presentation:style-name="pr4" draw:text-style-name="P6" draw:layer="layout" svg:width="23.667cm" svg:height="1.59cm" svg:x="0.866cm" svg:y="0.601cm" presentation:class="title" presentation:user-transformed="true">
          <draw:text-box>
            <text:p text:style-name="P5"><text:span text:style-name="T2">How can you be sure that your code works correctly?</text:span></text:p>
          </draw:text-box>
        </draw:frame>
        <draw:frame draw:name="Google Shape;61;p14" presentation:style-name="pr5" draw:text-style-name="P8" draw:layer="layout" svg:width="23.667cm" svg:height="11.054cm" svg:x="0.866cm" svg:y="2.399cm" presentation:class="outline" presentation:user-transformed="true">
          <draw:text-box>
            <text:list text:style-name="L3">
              <text:list-item>
                <text:p text:style-name="P7"><text:span text:style-name="T3">Test!</text:span></text:p>
              </text:list-item>
            </text:list>
            <text:list text:style-name="L4">
              <text:list-item>
                <text:list>
                  <text:list-item>
                    <text:p text:style-name="P7"><text:span text:style-name="T4">Manual testing</text:span></text:p>
                  </text:list-item>
                  <text:list-item>
                    <text:p text:style-name="P7"><text:span text:style-name="T5">Automated testing</text:span></text:p>
                  </text:list-item>
                </text:list>
              </text:list-item>
            </text:list>
            <text:list text:style-name="L5">
              <text:list-item>
                <text:list>
                  <text:list-item>
                    <text:list>
                      <text:list-item>
                        <text:p text:style-name="P7"><text:span text:style-name="T5">Unit testing</text:span></text:p>
                      </text:list-item>
                    </text:list>
                  </text:list-item>
                </text:list>
              </text:list-item>
            </text:list>
          </draw:text-box>
        </draw:frame>
        <draw:custom-shape draw:name="Google Shape;62;p14" draw:style-name="gr2" draw:text-style-name="P9" draw:layer="layout" svg:width="13.679cm" svg:height="11.204cm" svg:x="10.936cm" svg:y="2.539cm">
          <text:p text:style-name="P5"><text:span text:style-name="T6">class Maze:</text:span></text:p>
          <text:p text:style-name="P5"><text:span text:style-name="T6"><text:s text:c="4"/></text:span><text:span text:style-name="T6"># ...</text:span></text:p>
          <text:p text:style-name="P5"><text:span text:style-name="T6"/></text:p>
          <text:p text:style-name="P5"><text:span text:style-name="T7"><text:s text:c="4"/></text:span><text:span text:style-name="T7">def piece_center(self, r, c):</text:span></text:p>
          <text:p text:style-name="P5"><text:span text:style-name="T6"><text:s text:c="8"/></text:span><text:span text:style-name="T6">return (c*40 + 20, 60 + (r * 40))</text:span></text:p>
          <text:p text:style-name="P5"><text:span text:style-name="T6"/></text:p>
          <text:p text:style-name="P5"><text:span text:style-name="T7"><text:s text:c="4"/></text:span><text:span text:style-name="T7">def is_at_center(self, x, y):</text:span></text:p>
          <text:p text:style-name="P5"><text:span text:style-name="T6"><text:s text:c="8"/></text:span><text:span text:style-name="T6">return ((x - 20) % 40 == 0) and ((y - 60) % 40 == 0)</text:span></text:p>
          <text:p text:style-name="P5"><text:span text:style-name="T6"/></text:p>
          <text:p text:style-name="P5"><text:span text:style-name="T7"><text:s text:c="4"/></text:span><text:span text:style-name="T7">def xy_to_rc(self, x, y):</text:span></text:p>
          <text:p text:style-name="P5"><text:span text:style-name="T6"><text:s text:c="8"/></text:span><text:span text:style-name="T6">return ((y - 60) // 40, (x - 20) // 40)</text:span></text:p>
          <text:p text:style-name="P5"><text:span text:style-name="T6"/></text:p>
          <text:p text:style-name="P5"><text:span text:style-name="T7"><text:s text:c="4"/></text:span><text:span text:style-name="T7">def has_wall_at(self, r, c):</text:span></text:p>
          <text:p text:style-name="P5"><text:span text:style-name="T6"><text:s text:c="8"/></text:span><text:span text:style-name="T6">return Maze.MAP[r][c] == Maze.WALL_CHAR</text:span></text:p>
          <text:p text:style-name="P5"><text:span text:style-name="T6"/></text:p>
          <text:p text:style-name="P5"><text:span text:style-name="T7"><text:s text:c="4"/></text:span><text:span text:style-name="T7">def has_dot_at(self, r, c):</text:span></text:p>
          <text:p text:style-name="P5"><text:span text:style-name="T6"><text:s text:c="8"/></text:span><text:span text:style-name="T6"># ...</text:span></text:p>
          <text:p text:style-name="P5"><text:span text:style-name="T6"/></text:p>
          <text:p text:style-name="P5"><text:span text:style-name="T7"><text:s text:c="4"/></text:span><text:span text:style-name="T7">def eat_dot_at(self, r, c):</text:span></text:p>
          <text:p text:style-name="P5"><text:span text:style-name="T6"><text:s text:c="8"/></text:span><text:span text:style-name="T6"># ...</text:span></text:p>
          <text:p text:style-name="P5"><text:span text:style-name="T6"/></text:p>
          <text:p text:style-name="P5"><text:span text:style-name="T7"><text:s text:c="4"/></text:span><text:span text:style-name="T7">def is_movable_direction(self, r, c, direction):</text:span></text:p>
          <text:p text:style-name="P5"><text:span text:style-name="T6"><text:s text:c="8"/></text:span><text:span text:style-name="T6">#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7;gc9ba09ac3e_0_0:notes" draw:style-name="gr1" draw:layer="layout" svg:width="16.932cm" svg:height="9.524cm" svg:x="1.059cm" svg:y="1.905cm" draw:page-number="2" presentation:class="page"/>
          <draw:frame draw:name="Google Shape;58;gc9ba09ac3e_0_0:notes" presentation:style-name="pr6" draw:text-style-name="P4" draw:layer="layout" svg:width="15.239cm" svg:height="11.429cm" svg:x="1.905cm" svg:y="12.065cm" presentation:class="notes" presentation:placeholder="true" presentation:user-transformed="true">
            <draw:text-box/>
          </draw:frame>
        </presentation:notes>
      </draw:page>
      <draw:page draw:name="But Maze is not very easy to (automatically) test (1)" draw:style-name="dp1" draw:master-page-name="TITLE_5f_AND_5f_BODY" presentation:presentation-page-layout-name="AL2T1">
        <draw:frame draw:name="Google Shape;67;p15" presentation:style-name="pr4" draw:text-style-name="P6" draw:layer="layout" svg:width="23.667cm" svg:height="1.59cm" svg:x="0.866cm" svg:y="0.601cm" presentation:class="title" presentation:user-transformed="true">
          <draw:text-box>
            <text:p text:style-name="P5"><text:span text:style-name="T2">But Maze is not very easy to (automatically) test (1)</text:span></text:p>
          </draw:text-box>
        </draw:frame>
        <draw:custom-shape draw:name="Google Shape;68;p15" draw:style-name="gr2" draw:text-style-name="P9" draw:layer="layout" svg:width="23.459cm" svg:height="8.114cm" svg:x="0.937cm" svg:y="2.567cm">
          <text:p text:style-name="P5"><text:span text:style-name="T8">&gt;&gt;&gt; from maze import Maze</text:span></text:p>
          <text:p text:style-name="P5"><text:span text:style-name="T8">&gt;&gt;&gt; maze = Maze(None, 800, 600)</text:span></text:p>
          <text:p text:style-name="P5"><text:span text:style-name="T9">Traceback (most recent call last):</text:span></text:p>
          <text:p text:style-name="P5"><text:span text:style-name="T9"><text:s text:c="2"/></text:span><text:span text:style-name="T9">File "&lt;stdin&gt;", line 1, in &lt;module&gt;</text:span></text:p>
          <text:p text:style-name="P5"><text:span text:style-name="T9"><text:s text:c="2"/></text:span><text:span text:style-name="T9">File "/home/jittat/prog/courses/programming2/pacman/maze.py", line 78, in __init__</text:span></text:p>
          <text:p text:style-name="P5"><text:span text:style-name="T9"><text:s text:c="4"/></text:span><text:span text:style-name="T9">self.init_maze_sprites()</text:span></text:p>
          <text:p text:style-name="P5"><text:span text:style-name="T9"><text:s text:c="2"/></text:span><text:span text:style-name="T9">File "/home/jittat/prog/courses/programming2/pacman/maze.py", line 66, in init_maze_sprites</text:span></text:p>
          <text:p text:style-name="P5"><text:span text:style-name="T9"><text:s text:c="4"/></text:span><text:span text:style-name="T9">wall = Wall(self.app, x, y)</text:span></text:p>
          <text:p text:style-name="P5"><text:span text:style-name="T9"><text:s text:c="2"/></text:span><text:span text:style-name="T9">File "/home/jittat/prog/courses/programming2/pacman/maze.py", line 17, in __init__</text:span></text:p>
          <text:p text:style-name="P5"><text:span text:style-name="T9"><text:s text:c="4"/></text:span><text:span text:style-name="T9">super().__init__(app, 'images/wall.png', x, y)</text:span></text:p>
          <text:p text:style-name="P5"><text:span text:style-name="T9"><text:s text:c="2"/></text:span><text:span text:style-name="T9">File "/home/jittat/prog/courses/programming2/pacman/gamelib.py", line 55, in __init__</text:span></text:p>
          <text:p text:style-name="P5"><text:span text:style-name="T9"><text:s text:c="4"/></text:span><text:span text:style-name="T9">super().__init__(game_app, x, y)</text:span></text:p>
          <text:p text:style-name="P5"><text:span text:style-name="T9"><text:s text:c="2"/></text:span><text:span text:style-name="T9">File "/home/jittat/prog/courses/programming2/pacman/gamelib.py", line 8, in __init__</text:span></text:p>
          <text:p text:style-name="P5"><text:span text:style-name="T10"><text:s text:c="4"/></text:span><text:span text:style-name="T10">self.canvas = game_app.canvas</text:span></text:p>
          <text:p text:style-name="P5"><text:span text:style-name="T11">AttributeError: 'NoneType' object has no attribute 'canv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4;gc9ba09ac3e_0_9:notes" draw:style-name="gr1" draw:layer="layout" svg:width="16.932cm" svg:height="9.524cm" svg:x="1.059cm" svg:y="1.905cm" draw:page-number="3" presentation:class="page"/>
          <draw:frame draw:name="Google Shape;65;gc9ba09ac3e_0_9:notes" presentation:style-name="pr7" draw:text-style-name="P4" draw:layer="layout" svg:width="15.239cm" svg:height="11.429cm" svg:x="1.905cm" svg:y="12.065cm" presentation:class="notes" presentation:placeholder="true" presentation:user-transformed="true">
            <draw:text-box/>
          </draw:frame>
        </presentation:notes>
      </draw:page>
      <draw:page draw:name="But Maze is not very easy to (automatically) test (2)" draw:style-name="dp1" draw:master-page-name="TITLE_5f_AND_5f_BODY" presentation:presentation-page-layout-name="AL2T1">
        <draw:frame draw:name="Google Shape;73;p16" presentation:style-name="pr4" draw:text-style-name="P6" draw:layer="layout" svg:width="23.667cm" svg:height="1.59cm" svg:x="0.866cm" svg:y="0.601cm" presentation:class="title" presentation:user-transformed="true">
          <draw:text-box>
            <text:p text:style-name="P5"><text:span text:style-name="T2">But Maze is not very easy to (automatically) test (2)</text:span></text:p>
          </draw:text-box>
        </draw:frame>
        <draw:custom-shape draw:name="Google Shape;74;p16" draw:style-name="gr2" draw:text-style-name="P9" draw:layer="layout" svg:width="23.459cm" svg:height="10.739cm" svg:x="0.937cm" svg:y="2.567cm">
          <text:p text:style-name="P5"><text:span text:style-name="T7">&gt;&gt;&gt; app = type('object', (), {})() <text:s text:c="14"/></text:span><text:span text:style-name="T12"># create a fake object</text:span></text:p>
          <text:p text:style-name="P5"><text:span text:style-name="T7">&gt;&gt;&gt; app.canvas = None</text:span></text:p>
          <text:p text:style-name="P5"><text:span text:style-name="T7">&gt;&gt;&gt; maze = Maze(app, 800, 600)</text:span></text:p>
          <text:p text:style-name="P5"><text:span text:style-name="T6">Traceback (most recent call last):</text:span></text:p>
          <text:p text:style-name="P5"><text:span text:style-name="T6"><text:s text:c="2"/></text:span><text:span text:style-name="T6">File "&lt;stdin&gt;", line 1, in &lt;module&gt;</text:span></text:p>
          <text:p text:style-name="P5"><text:span text:style-name="T6"><text:s text:c="2"/></text:span><text:span text:style-name="T6">File "/home/jittat/prog/courses/programming2/pacman/maze.py", line 78, in __init__</text:span></text:p>
          <text:p text:style-name="P5"><text:span text:style-name="T6"><text:s text:c="4"/></text:span><text:span text:style-name="T6">self.init_maze_sprites()</text:span></text:p>
          <text:p text:style-name="P5"><text:span text:style-name="T6"><text:s text:c="2"/></text:span><text:span text:style-name="T6">File "/home/jittat/prog/courses/programming2/pacman/maze.py", line 66, in init_maze_sprites</text:span></text:p>
          <text:p text:style-name="P5"><text:span text:style-name="T6"><text:s text:c="4"/></text:span><text:span text:style-name="T6">wall = Wall(self.app, x, y)</text:span></text:p>
          <text:p text:style-name="P5"><text:span text:style-name="T6"><text:s text:c="2"/></text:span><text:span text:style-name="T6">File "/home/jittat/prog/courses/programming2/pacman/maze.py", line 17, in __init__</text:span></text:p>
          <text:p text:style-name="P5"><text:span text:style-name="T6"><text:s text:c="4"/></text:span><text:span text:style-name="T6">super().__init__(app, 'images/wall.png', x, y)</text:span></text:p>
          <text:p text:style-name="P5"><text:span text:style-name="T6"><text:s text:c="2"/></text:span><text:span text:style-name="T6">File "/home/jittat/prog/courses/programming2/pacman/gamelib.py", line 55, in __init__</text:span></text:p>
          <text:p text:style-name="P5"><text:span text:style-name="T6"><text:s text:c="4"/></text:span><text:span text:style-name="T6">super().__init__(game_app, x, y)</text:span></text:p>
          <text:p text:style-name="P5"><text:span text:style-name="T6"><text:s text:c="2"/></text:span><text:span text:style-name="T6">File "/home/jittat/prog/courses/programming2/pacman/gamelib.py", line 12, in __init__</text:span></text:p>
          <text:p text:style-name="P5"><text:span text:style-name="T6"><text:s text:c="4"/></text:span><text:span text:style-name="T6">self.init_canvas_object()</text:span></text:p>
          <text:p text:style-name="P5"><text:span text:style-name="T6"><text:s text:c="2"/></text:span><text:span text:style-name="T6">File "/home/jittat/prog/courses/programming2/pacman/gamelib.py", line 58, in init_canvas_object</text:span></text:p>
          <text:p text:style-name="P5"><text:span text:style-name="T13"><text:s text:c="4"/></text:span><text:span text:style-name="T13">self.photo_image = tk.PhotoImage(file=self.image_filename)</text:span></text:p>
          <text:p text:style-name="P5"><text:span text:style-name="T6"><text:s text:c="2"/></text:span><text:span text:style-name="T6">File "/usr/lib/python3.8/tkinter/__init__.py", line 4061, in __init__</text:span></text:p>
          <text:p text:style-name="P5"><text:span text:style-name="T6"><text:s text:c="4"/></text:span><text:span text:style-name="T6">Image.__init__(self, 'photo', name, cnf, master, **kw)</text:span></text:p>
          <text:p text:style-name="P5"><text:span text:style-name="T6"><text:s text:c="2"/></text:span><text:span text:style-name="T6">File "/usr/lib/python3.8/tkinter/__init__.py", line 3994, in __init__</text:span></text:p>
          <text:p text:style-name="P5"><text:span text:style-name="T6"><text:s text:c="4"/></text:span><text:span text:style-name="T6">raise RuntimeError('Too early to create image')</text:span></text:p>
          <text:p text:style-name="P5"><text:span text:style-name="T14">RuntimeError: Too early to create 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0;gc9ba09ac3e_0_17:notes" draw:style-name="gr1" draw:layer="layout" svg:width="16.932cm" svg:height="9.524cm" svg:x="1.059cm" svg:y="1.905cm" draw:page-number="4" presentation:class="page"/>
          <draw:frame draw:name="Google Shape;71;gc9ba09ac3e_0_17:notes" presentation:style-name="pr8" draw:text-style-name="P4" draw:layer="layout" svg:width="15.239cm" svg:height="11.429cm" svg:x="1.905cm" svg:y="12.065cm" presentation:class="notes" presentation:placeholder="true" presentation:user-transformed="true">
            <draw:text-box/>
          </draw:frame>
        </presentation:notes>
      </draw:page>
      <draw:page draw:name="UI and &quot;domain logics&quot;" draw:style-name="dp1" draw:master-page-name="TITLE_5f_AND_5f_BODY" presentation:presentation-page-layout-name="AL2T1">
        <draw:frame draw:name="Google Shape;79;p17" presentation:style-name="pr4" draw:text-style-name="P6" draw:layer="layout" svg:width="23.667cm" svg:height="1.59cm" svg:x="0.866cm" svg:y="0.601cm" presentation:class="title" presentation:user-transformed="true">
          <draw:text-box>
            <text:p text:style-name="P5"><text:span text:style-name="T2">UI and "domain logics"</text:span></text:p>
          </draw:text-box>
        </draw:frame>
        <draw:frame draw:name="Google Shape;80;p17" presentation:style-name="pr5" draw:text-style-name="P8" draw:layer="layout" svg:width="23.667cm" svg:height="11.054cm" svg:x="0.866cm" svg:y="2.399cm" presentation:class="outline" presentation:user-transformed="true">
          <draw:text-box>
            <text:list text:style-name="L3">
              <text:list-item>
                <text:p text:style-name="P7"><text:span text:style-name="T3">UI components and domain models are tightly coupled in the Pacman code</text:span></text:p>
              </text:list-item>
              <text:list-item>
                <text:p text:style-name="P7"><text:span text:style-name="T3">Two approaches:</text:span></text:p>
              </text:list-item>
            </text:list>
            <text:list text:style-name="L4">
              <text:list-item>
                <text:list>
                  <text:list-item>
                    <text:p text:style-name="P7"><text:span text:style-name="T4">Monkey patch to hide/fake/mock all UI dependencies</text:span></text:p>
                  </text:list-item>
                  <text:list-item>
                    <text:p text:style-name="P7"><text:span text:style-name="T4">Decouple UI and domain logic (so that you can freely create game objects without any UI dependencies)</text:span></text:p>
                  </text:list-item>
                </text:list>
              </text:list-item>
            </text:list>
          </draw:text-box>
        </draw:frame>
        <presentation:notes draw:style-name="dp2">
          <draw:page-thumbnail draw:name="Google Shape;76;gc9ba09ac3e_0_23:notes" draw:style-name="gr1" draw:layer="layout" svg:width="16.932cm" svg:height="9.524cm" svg:x="1.059cm" svg:y="1.905cm" draw:page-number="5" presentation:class="page"/>
          <draw:frame draw:name="Google Shape;77;gc9ba09ac3e_0_23:notes" presentation:style-name="pr9" draw:text-style-name="P4" draw:layer="layout" svg:width="15.239cm" svg:height="11.429cm" svg:x="1.905cm" svg:y="12.065cm" presentation:class="notes" presentation:placeholder="true" presentation:user-transformed="true">
            <draw:text-box/>
          </draw:frame>
        </presentation:notes>
      </draw:page>
      <draw:page draw:name="Mock objects" draw:style-name="dp1" draw:master-page-name="TITLE_5f_AND_5f_BODY" presentation:presentation-page-layout-name="AL2T1">
        <draw:frame draw:name="Google Shape;85;p18" presentation:style-name="pr4" draw:text-style-name="P6" draw:layer="layout" svg:width="23.667cm" svg:height="1.59cm" svg:x="0.866cm" svg:y="0.601cm" presentation:class="title" presentation:user-transformed="true">
          <draw:text-box>
            <text:p text:style-name="P5"><text:span text:style-name="T2">Mock objects</text:span></text:p>
          </draw:text-box>
        </draw:frame>
        <draw:custom-shape draw:name="Google Shape;86;p18" draw:style-name="gr3" draw:text-style-name="P10" draw:layer="layout" svg:width="4.056cm" svg:height="2.752cm" svg:x="8.58cm" svg:y="10.309cm">
          <text:p text:style-name="P1"><text:span text:style-name="T15">Maz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18" draw:style-name="gr3" draw:text-style-name="P10" draw:layer="layout" svg:width="4.331cm" svg:height="2.752cm" svg:x="14.83cm" svg:y="8.251cm">
          <text:p text:style-name="P1"><text:span text:style-name="T15">D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p18" draw:style-name="gr3" draw:text-style-name="P10" draw:layer="layout" svg:width="4.331cm" svg:height="2.752cm" svg:x="14.83cm" svg:y="4.519cm">
          <text:p text:style-name="P1"><text:span text:style-name="T15">Spr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18" draw:style-name="gr3" draw:text-style-name="P10" draw:layer="layout" svg:width="4.182cm" svg:height="2.752cm" svg:x="0.949cm" svg:y="8.251cm">
          <text:p text:style-name="P1"><text:span text:style-name="T15">GameAp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p18" draw:style-name="gr4" draw:text-style-name="P11" draw:layer="layout" svg:width="4.182cm" svg:height="2.752cm" svg:x="0.949cm" svg:y="4.343cm">
          <text:p text:style-name="P1"><text:span text:style-name="T15">tkk.Fr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18" draw:style-name="gr4" draw:text-style-name="P11" draw:layer="layout" svg:width="4.331cm" svg:height="2.752cm" svg:x="20.292cm" svg:y="3.01cm">
          <text:p text:style-name="P1"><text:span text:style-name="T15">tk.Photo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18" draw:style-name="gr4" draw:text-style-name="P11" draw:layer="layout" svg:width="4.182cm" svg:height="2.752cm" svg:x="8.312cm" svg:y="3.01cm">
          <text:p text:style-name="P1"><text:span text:style-name="T15">tk.Canv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p18" draw:style-name="gr5" draw:text-style-name="P12" draw:layer="layout" svg:width="3.429cm" svg:height="1.356cm" draw:transform="rotate (-3.14159265358979) translate (8.58cm 11.686cm)">
          <text:p/>
          <draw:enhanced-geometry draw:mirror-horizontal="false" draw:mirror-vertical="false" svg:viewBox="0 0 21600 21600" draw:type="mso-spt32" draw:enhanced-path="M 0 0 L 21600 21600 N"/>
        </draw:custom-shape>
        <draw:custom-shape draw:name="Google Shape;94;p18" draw:style-name="gr5" draw:text-style-name="P12" draw:layer="layout" svg:width="2.192cm" svg:height="2.057cm" draw:transform="rotate (-3.14159265358979) translate (14.83cm 11.686cm)">
          <text:p/>
          <draw:enhanced-geometry draw:mirror-horizontal="true" draw:mirror-vertical="false" svg:viewBox="0 0 21600 21600" draw:type="mso-spt32" draw:enhanced-path="M 0 0 L 21600 21600 N"/>
        </draw:custom-shape>
        <draw:custom-shape draw:name="Google Shape;95;p18" draw:style-name="gr6" draw:text-style-name="P12" draw:layer="layout" svg:width="0.001cm" svg:height="1.154cm" draw:transform="rotate (-3.14159265358979) translate (3.04cm 8.251cm)">
          <text:p/>
          <draw:enhanced-geometry draw:mirror-horizontal="false" draw:mirror-vertical="false" svg:viewBox="0 0 21600 21600" draw:type="mso-spt32" draw:enhanced-path="M 0 0 L 21600 21600 N"/>
        </draw:custom-shape>
        <draw:custom-shape draw:name="Google Shape;96;p18" draw:style-name="gr5" draw:text-style-name="P12" draw:layer="layout" svg:width="3.2cm" svg:height="4.491cm" draw:transform="rotate (-3.14159265358979) translate (8.312cm 8.879cm)">
          <text:p/>
          <draw:enhanced-geometry draw:mirror-horizontal="true" draw:mirror-vertical="false" svg:viewBox="0 0 21600 21600" draw:type="mso-spt32" draw:enhanced-path="M 0 0 L 21600 21600 N"/>
        </draw:custom-shape>
        <draw:custom-shape draw:name="Google Shape;97;p18" draw:style-name="gr6" draw:text-style-name="P12" draw:layer="layout" svg:width="0.001cm" svg:height="0.977cm" draw:transform="rotate (-3.14159265358979) translate (16.996cm 8.251cm)">
          <text:p/>
          <draw:enhanced-geometry draw:mirror-horizontal="false" draw:mirror-vertical="false" svg:viewBox="0 0 21600 21600" draw:type="mso-spt32" draw:enhanced-path="M 0 0 L 21600 21600 N"/>
        </draw:custom-shape>
        <draw:custom-shape draw:name="Google Shape;98;p18" draw:style-name="gr5" draw:text-style-name="P12" draw:layer="layout" svg:width="9.698cm" svg:height="3.731cm" svg:x="5.131cm" svg:y="5.896cm">
          <text:p/>
          <draw:enhanced-geometry draw:mirror-horizontal="true" draw:mirror-vertical="false" svg:viewBox="0 0 21600 21600" draw:type="mso-spt32" draw:enhanced-path="M 0 0 L 21600 21600 N"/>
        </draw:custom-shape>
        <draw:custom-shape draw:name="Google Shape;99;p18" draw:style-name="gr5" draw:text-style-name="P12" draw:layer="layout" svg:width="1.13cm" svg:height="1.508cm" draw:transform="rotate (-3.14159265358979) translate (20.293cm 5.896cm)">
          <text:p/>
          <draw:enhanced-geometry draw:mirror-horizontal="true" draw:mirror-vertical="false" svg:viewBox="0 0 21600 21600" draw:type="mso-spt32" draw:enhanced-path="M 0 0 L 21600 21600 N"/>
        </draw:custom-shape>
        <draw:custom-shape draw:name="Google Shape;100;p18" draw:style-name="gr7" draw:text-style-name="P12" draw:layer="layout" svg:width="13.667cm" svg:height="10.858cm" svg:x="0.317cm" svg:y="1.524cm">
          <text:p/>
          <draw:enhanced-geometry draw:mirror-horizontal="false" draw:mirror-vertical="false" drawooo:sub-view-size="196826 156373" draw:text-areas="0 0 ?f0 ?f1" svg:viewBox="0 0 0 0" draw:type="ooxml-non-primitive" draw:enhanced-path="M 21913 23494 C 39887 23494 58564 22266 75253 15592 78774 14184 82984 15491 86542 14180 101508 8665 117190 4168 133109 3174 144114 2487 155604 -2090 166129 1198 176266 4365 186484 10424 192376 19260 196032 24742 195448 32153 195762 38734 196018 44091 197743 49733 196045 54820 192055 66777 176226 71518 164153 75140 144913 80913 124810 87151 109120 99694 91839 113509 81891 134966 65093 149365 53160 159594 32271 157279 17962 150776 10799 147521 3415 140803 2440 132996 -103 112632 8070 91715 4698 71472 2890 60618 -1343 49588 465 38734 1662 31546 10209 26102 17398 24905 19091 24623 21049 23107 22478 24058 N">
            <draw:equation draw:name="f0" draw:formula="logwidth"/>
            <draw:equation draw:name="f1" draw:formula="logheight"/>
          </draw:enhanced-geometry>
        </draw:custom-shape>
        <draw:custom-shape draw:name="Google Shape;101;p18" draw:style-name="gr7" draw:text-style-name="P12" draw:layer="layout" svg:width="5.169cm" svg:height="4.586cm" svg:x="19.873cm" svg:y="2.093cm">
          <text:p/>
          <draw:enhanced-geometry draw:mirror-horizontal="false" draw:mirror-vertical="false" drawooo:sub-view-size="74453 66056" draw:text-areas="0 0 ?f0 ?f1" svg:viewBox="0 0 0 0" draw:type="ooxml-non-primitive" draw:enhanced-path="M 10585 4699 C 559 8711 425 24663 425 35462 425 44726 -1894 56906 5222 62837 14269 70377 28813 62322 40500 60862 51105 59538 65436 63846 72109 55499 77280 49031 72294 38911 71545 30664 70782 22267 73094 11379 66747 5828 61285 1051 52796 1507 45580 748 33381 -535 19383 -689 9173 6110 N">
            <draw:equation draw:name="f0" draw:formula="logwidth"/>
            <draw:equation draw:name="f1" draw:formula="logheight"/>
          </draw:enhanced-geometry>
        </draw:custom-shape>
        <presentation:notes draw:style-name="dp2">
          <draw:page-thumbnail draw:name="Google Shape;82;gc9ba09ac3e_0_28:notes" draw:style-name="gr1" draw:layer="layout" svg:width="16.932cm" svg:height="9.524cm" svg:x="1.059cm" svg:y="1.905cm" draw:page-number="6" presentation:class="page"/>
          <draw:frame draw:name="Google Shape;83;gc9ba09ac3e_0_28:notes" presentation:style-name="pr10" draw:text-style-name="P4" draw:layer="layout" svg:width="15.239cm" svg:height="11.429cm" svg:x="1.905cm" svg:y="12.065cm" presentation:class="notes" presentation:placeholder="true" presentation:user-transformed="true">
            <draw:text-box/>
          </draw:frame>
        </presentation:notes>
      </draw:page>
      <draw:page draw:name="Decouple domain codes &amp; UI codes" draw:style-name="dp1" draw:master-page-name="TITLE_5f_AND_5f_BODY" presentation:presentation-page-layout-name="AL2T1">
        <draw:frame draw:name="Google Shape;106;p19" presentation:style-name="pr4" draw:text-style-name="P6" draw:layer="layout" svg:width="23.667cm" svg:height="1.59cm" svg:x="0.866cm" svg:y="0.601cm" presentation:class="title" presentation:user-transformed="true">
          <draw:text-box>
            <text:p text:style-name="P5"><text:span text:style-name="T2">Decouple domain codes &amp; UI codes</text:span></text:p>
          </draw:text-box>
        </draw:frame>
        <draw:custom-shape draw:name="Google Shape;107;p19" draw:style-name="gr3" draw:text-style-name="P10" draw:layer="layout" svg:width="9.211cm" svg:height="10.191cm" svg:x="2.352cm" svg:y="2.666cm">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Domain class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08;p19" draw:style-name="gr3" draw:text-style-name="P10" draw:layer="layout" svg:width="9.211cm" svg:height="10.191cm" svg:x="13.28cm" svg:y="2.666cm">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UI class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09;p19" draw:style-name="gr8" draw:text-style-name="P13" draw:layer="layout" svg:width="2.9cm" svg:height="2.077cm" svg:x="3.841cm" svg:y="3.998cm">
          <text:p text:style-name="P1"><text:span text:style-name="T15">Maz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19" draw:style-name="gr8" draw:text-style-name="P13" draw:layer="layout" svg:width="2.9cm" svg:height="2.077cm" svg:x="3.559cm" svg:y="8.42cm">
          <text:p text:style-name="P1"><text:span text:style-name="T15">Pac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19" draw:style-name="gr9" draw:text-style-name="P11" draw:layer="layout" svg:width="2.9cm" svg:height="2.077cm" svg:x="14.593cm" svg:y="3.59cm">
          <text:p text:style-name="P1"><text:span text:style-name="T15">Maze</text:span></text:p>
          <text:p text:style-name="P1"><text:span text:style-name="T15">Render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2;p19" draw:style-name="gr9" draw:text-style-name="P11" draw:layer="layout" svg:width="2.9cm" svg:height="2.077cm" svg:x="16.78cm" svg:y="8.588cm">
          <text:p text:style-name="P1"><text:span text:style-name="T15">Pacman</text:span></text:p>
          <text:p text:style-name="P1"><text:span text:style-name="T15">Spr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p19" draw:style-name="gr8" draw:text-style-name="P13" draw:layer="layout" svg:width="2.9cm" svg:height="2.077cm" svg:x="7.745cm" svg:y="6.824cm">
          <text:p text:style-name="P1"><text:span text:style-name="T15">Wor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19" draw:style-name="gr9" draw:text-style-name="P11" draw:layer="layout" svg:width="2.9cm" svg:height="2.077cm" svg:x="18.486cm" svg:y="5.668cm">
          <text:p text:style-name="P1"><text:span text:style-name="T15">GameAp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p19" draw:style-name="gr10" draw:text-style-name="P12" draw:layer="layout" svg:width="7.85cm" svg:height="0.407cm" svg:x="6.743cm" svg:y="4.629cm">
          <text:p/>
          <draw:enhanced-geometry draw:mirror-horizontal="true" draw:mirror-vertical="false" svg:viewBox="0 0 21600 21600" draw:type="mso-spt32" draw:enhanced-path="M 0 0 L 21600 21600 N"/>
        </draw:custom-shape>
        <draw:custom-shape draw:name="Google Shape;116;p19" draw:style-name="gr10" draw:text-style-name="P12" draw:layer="layout" svg:width="10.32cm" svg:height="0.167cm" draw:transform="rotate (-3.14159265358979) translate (16.78cm 9.627cm)">
          <text:p/>
          <draw:enhanced-geometry draw:mirror-horizontal="false" draw:mirror-vertical="false" svg:viewBox="0 0 21600 21600" draw:type="mso-spt32" draw:enhanced-path="M 0 0 L 21600 21600 N"/>
        </draw:custom-shape>
        <draw:custom-shape draw:name="Google Shape;117;p19" draw:style-name="gr10" draw:text-style-name="P12" draw:layer="layout" svg:width="7.838cm" svg:height="1.156cm" svg:x="10.646cm" svg:y="6.707cm">
          <text:p/>
          <draw:enhanced-geometry draw:mirror-horizontal="true" draw:mirror-vertical="false" svg:viewBox="0 0 21600 21600" draw:type="mso-spt32" draw:enhanced-path="M 0 0 L 21600 21600 N"/>
        </draw:custom-shape>
        <draw:custom-shape draw:name="Google Shape;118;p19" draw:style-name="gr11" draw:text-style-name="P12" draw:layer="layout" svg:width="0.077cm" svg:height="11.112cm" svg:x="12.345cm" svg:y="2.548cm">
          <text:p/>
          <draw:enhanced-geometry draw:mirror-horizontal="true" draw:mirror-vertical="false" svg:viewBox="0 0 21600 21600" draw:type="mso-spt32" draw:enhanced-path="M 0 0 L 21600 21600 N"/>
        </draw:custom-shape>
        <presentation:notes draw:style-name="dp2">
          <draw:page-thumbnail draw:name="Google Shape;103;gc9ba09ac3e_0_50:notes" draw:style-name="gr1" draw:layer="layout" svg:width="16.932cm" svg:height="9.524cm" svg:x="1.059cm" svg:y="1.905cm" draw:page-number="7" presentation:class="page"/>
          <draw:frame draw:name="Google Shape;104;gc9ba09ac3e_0_50:notes" presentation:style-name="pr11" draw:text-style-name="P4" draw:layer="layout" svg:width="15.239cm" svg:height="11.429cm" svg:x="1.905cm" svg:y="12.065cm" presentation:class="notes" presentation:placeholder="true" presentation:user-transformed="true">
            <draw:text-box/>
          </draw:frame>
        </presentation:notes>
      </draw:page>
      <draw:page draw:name="State testing &amp; Interaction testing" draw:style-name="dp1" draw:master-page-name="TITLE_5f_AND_5f_BODY" presentation:presentation-page-layout-name="AL2T1">
        <draw:frame draw:name="Google Shape;123;p20" presentation:style-name="pr4" draw:text-style-name="P6" draw:layer="layout" svg:width="23.667cm" svg:height="1.59cm" svg:x="0.866cm" svg:y="0.601cm" presentation:class="title" presentation:user-transformed="true">
          <draw:text-box>
            <text:p text:style-name="P5"><text:span text:style-name="T2">State testing &amp; Interaction testing</text:span></text:p>
          </draw:text-box>
        </draw:frame>
        <draw:frame draw:name="Google Shape;124;p20" presentation:style-name="pr5" draw:text-style-name="P8" draw:layer="layout" svg:width="23.667cm" svg:height="11.054cm" svg:x="0.866cm" svg:y="2.399cm" presentation:class="outline" presentation:user-transformed="true">
          <draw:text-box>
            <text:list text:style-name="L3">
              <text:list-item>
                <text:p text:style-name="P7"><text:span text:style-name="T3">How you verify the correctness of the unit:</text:span></text:p>
              </text:list-item>
            </text:list>
            <text:list text:style-name="L4">
              <text:list-item>
                <text:list>
                  <text:list-item>
                    <text:p text:style-name="P7"><text:span text:style-name="T4">Check its states (or other objects' states)</text:span></text:p>
                  </text:list-item>
                  <text:list-item>
                    <text:p text:style-name="P7"><text:span text:style-name="T4">Check how it interacts with other objects</text:span></text:p>
                  </text:list-item>
                </text:list>
              </text:list-item>
            </text:list>
          </draw:text-box>
        </draw:frame>
        <draw:custom-shape draw:name="Google Shape;125;p20" draw:style-name="gr2" draw:text-style-name="P9" draw:layer="layout" svg:width="22.401cm" svg:height="3.045cm" svg:x="1.411cm" svg:y="6.036cm">
          <text:p text:style-name="P5"><text:span text:style-name="T16"><text:s text:c="4"/></text:span><text:span text:style-name="T16">def test_eat_dot(self):</text:span></text:p>
          <text:p text:style-name="P5"><text:span text:style-name="T17"><text:s text:c="8"/></text:span><text:span text:style-name="T17">self.assertTrue(self.maze.has_dot_at(1, 1))</text:span></text:p>
          <text:p text:style-name="P5"><text:span text:style-name="T16"><text:s text:c="8"/></text:span><text:span text:style-name="T16">self.maze.eat_dot_at(1, 1)</text:span></text:p>
          <text:p text:style-name="P5"><text:span text:style-name="T17"><text:s text:c="8"/></text:span><text:span text:style-name="T17">self.assertFalse(self.maze.has_dot_at(1,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p20" draw:style-name="gr12" draw:text-style-name="P9" draw:layer="layout" svg:width="5.212cm" svg:height="1.101cm" svg:x="18.599cm" svg:y="8.094cm">
          <text:p text:style-name="P5"><text:span text:style-name="T15">State-based tes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0;gc9ba09ac3e_0_67:notes" draw:style-name="gr1" draw:layer="layout" svg:width="16.932cm" svg:height="9.524cm" svg:x="1.059cm" svg:y="1.905cm" draw:page-number="8" presentation:class="page"/>
          <draw:frame draw:name="Google Shape;121;gc9ba09ac3e_0_67:notes" presentation:style-name="pr12" draw:text-style-name="P4" draw:layer="layout" svg:width="15.239cm" svg:height="11.429cm" svg:x="1.905cm" svg:y="12.065cm" presentation:class="notes" presentation:placeholder="true" presentation:user-transformed="true">
            <draw:text-box/>
          </draw:frame>
        </presentation:notes>
      </draw:page>
      <draw:page draw:name="Pacman's interactions" draw:style-name="dp1" draw:master-page-name="TITLE_5f_AND_5f_BODY" presentation:presentation-page-layout-name="AL2T1">
        <draw:frame draw:name="Google Shape;131;p21" presentation:style-name="pr4" draw:text-style-name="P6" draw:layer="layout" svg:width="23.667cm" svg:height="1.59cm" svg:x="0.866cm" svg:y="0.601cm" presentation:class="title" presentation:user-transformed="true">
          <draw:text-box>
            <text:p text:style-name="P5"><text:span text:style-name="T2">Pacman's interactions</text:span></text:p>
          </draw:text-box>
        </draw:frame>
        <draw:frame draw:name="Google Shape;132;p21" presentation:style-name="pr5" draw:text-style-name="P8" draw:layer="layout" svg:width="23.667cm" svg:height="11.054cm" svg:x="0.866cm" svg:y="2.399cm" presentation:class="outline" presentation:user-transformed="true">
          <draw:text-box>
            <text:list text:style-name="L3">
              <text:list-item>
                <text:p text:style-name="P7"><text:span text:style-name="T3">To perform interaction testing, we will </text:span><text:span text:style-name="T18">"mock"</text:span><text:span text:style-name="T3"> every other objects method call</text:span></text:p>
              </text:list-item>
            </text:list>
          </draw:text-box>
        </draw:frame>
        <draw:custom-shape draw:name="Google Shape;133;p21" draw:style-name="gr2" draw:text-style-name="P9" draw:layer="layout" svg:width="19.323cm" svg:height="9.309cm" svg:x="2.469cm" svg:y="3.835cm">
          <text:p text:style-name="P5"><text:span text:style-name="T19">class Pacman(Sprite):</text:span></text:p>
          <text:p text:style-name="P5"><text:span text:style-name="T19"><text:s text:c="4"/></text:span><text:span text:style-name="T19">def __init__(self, app, maze, r, c):</text:span></text:p>
          <text:p text:style-name="P5"><text:span text:style-name="T19"><text:s text:c="8"/></text:span><text:span text:style-name="T19"># ... <text:s/></text:span></text:p>
          <text:p text:style-name="P5"><text:span text:style-name="T20"><text:s text:c="8"/></text:span><text:span text:style-name="T20">x, y = </text:span><text:span text:style-name="T21">maze.piece_center(r,c)</text:span></text:p>
          <text:p text:style-name="P5"><text:span text:style-name="T19"><text:s text:c="8"/></text:span><text:span text:style-name="T19">super().__init__(app, 'images/pacman.png', x, y)</text:span></text:p>
          <text:p text:style-name="P5"><text:span text:style-name="T19"/></text:p>
          <text:p text:style-name="P5"><text:span text:style-name="T19"><text:s text:c="4"/></text:span><text:span text:style-name="T19">def update(self):</text:span></text:p>
          <text:p text:style-name="P5"><text:span text:style-name="T20"><text:s text:c="8"/></text:span><text:span text:style-name="T20">if </text:span><text:span text:style-name="T21">self.maze.is_at_center(self.x, self.y)</text:span><text:span text:style-name="T20">:</text:span></text:p>
          <text:p text:style-name="P5"><text:span text:style-name="T20"><text:s text:c="12"/></text:span><text:span text:style-name="T20">r, c = </text:span><text:span text:style-name="T21">self.maze.xy_to_rc(self.x, self.y)</text:span></text:p>
          <text:p text:style-name="P5"><text:span text:style-name="T19"/></text:p>
          <text:p text:style-name="P5"><text:span text:style-name="T20"><text:s text:c="12"/></text:span><text:span text:style-name="T20">if </text:span><text:span text:style-name="T21">self.maze.has_dot_at(r, c)</text:span><text:span text:style-name="T20">:</text:span></text:p>
          <text:p text:style-name="P5"><text:span text:style-name="T20"><text:s text:c="16"/></text:span><text:span text:style-name="T21">self.maze.eat_dot_at(r, c)</text:span></text:p>
          <text:p text:style-name="P5"><text:span text:style-name="T19"><text:s text:c="12"/></text:span></text:p>
          <text:p text:style-name="P5"><text:span text:style-name="T20"><text:s text:c="12"/></text:span><text:span text:style-name="T20">if </text:span><text:span text:style-name="T21">self.maze.is_movable_direction(r, c, self.next_direction)</text:span><text:span text:style-name="T20">:</text:span></text:p>
          <text:p text:style-name="P5"><text:span text:style-name="T19"><text:s text:c="16"/></text:span><text:span text:style-name="T19"># ...</text:span></text:p>
          <text:p text:style-name="P5"><text:span text:style-name="T19"><text:s text:c="8"/></text:span><text:span text:style-name="T19">#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8;gc9ba09ac3e_0_76:notes" draw:style-name="gr1" draw:layer="layout" svg:width="16.932cm" svg:height="9.524cm" svg:x="1.059cm" svg:y="1.905cm" draw:page-number="9" presentation:class="page"/>
          <draw:frame draw:name="Google Shape;129;gc9ba09ac3e_0_76:notes" presentation:style-name="pr13" draw:text-style-name="P4" draw:layer="layout" svg:width="15.239cm" svg:height="11.429cm" svg:x="1.905cm" svg:y="12.065cm" presentation:class="notes" presentation:placeholder="true" presentation:user-transformed="true">
            <draw:text-box/>
          </draw:frame>
        </presentation:notes>
      </draw:page>
      <draw:page draw:name="Interaction testing (for unit tests)" draw:style-name="dp1" draw:master-page-name="TITLE_5f_ONLY" presentation:presentation-page-layout-name="AL3T19">
        <draw:frame draw:name="Google Shape;138;p22" presentation:style-name="pr14" draw:text-style-name="P6" draw:layer="layout" svg:width="23.667cm" svg:height="1.59cm" svg:x="0.866cm" svg:y="0.601cm" presentation:class="title" presentation:user-transformed="true">
          <draw:text-box>
            <text:p text:style-name="P5"><text:span text:style-name="T2">Interaction testing (for unit tests)</text:span></text:p>
          </draw:text-box>
        </draw:frame>
        <draw:custom-shape draw:name="Google Shape;139;p22" draw:style-name="gr8" draw:text-style-name="P13" draw:layer="layout" svg:width="3.37cm" svg:height="2.175cm" svg:x="6.409cm" svg:y="6.389cm">
          <text:p text:style-name="P1"><text:span text:style-name="T15">Component</text:span></text:p>
          <text:p text:style-name="P1"><text:span text:style-name="T15">Under</text:span></text:p>
          <text:p text:style-name="P1"><text:span text:style-name="T15">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40;p22" xml:id="id2" draw:id="id2">
          <draw:custom-shape draw:name="Google Shape;141;p22" draw:style-name="gr13" draw:text-style-name="P14" draw:layer="layout" svg:width="4.683cm" svg:height="1.842cm" svg:x="12.916cm" svg:y="3.116cm">
            <text:p text:style-name="P1"><text:span text:style-name="T15">Component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2" draw:style-name="gr13" draw:text-style-name="P14" draw:layer="layout" svg:width="4.683cm" svg:height="1.842cm" svg:x="14.319cm" svg:y="7.144cm">
            <text:p text:style-name="P1"><text:span text:style-name="T15">Component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3;p22" draw:style-name="gr13" draw:text-style-name="P14" draw:layer="layout" svg:width="4.683cm" svg:height="1.842cm" svg:x="11.881cm" svg:y="10.626cm">
            <text:p text:style-name="P1"><text:span text:style-name="T15">Component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4;p22" xml:id="id1" draw:id="id1">
          <draw:custom-shape draw:name="Google Shape;145;p22" draw:style-name="gr9" draw:text-style-name="P11" draw:layer="layout" svg:width="6.721cm" svg:height="3.35cm" svg:x="12.778cm" svg:y="2.11cm">
            <text:p text:style-name="P1"><text:span text:style-name="T15">Mock</text:span></text:p>
            <text:p text:style-name="P1"><text:span text:style-name="T15">Component 1</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146;p22" draw:style-name="gr9" draw:text-style-name="P11" draw:layer="layout" svg:width="6.721cm" svg:height="3.35cm" svg:x="14.378cm" svg:y="6.359cm">
            <text:p text:style-name="P1"><text:span text:style-name="T15">Mock</text:span></text:p>
            <text:p text:style-name="P1"><text:span text:style-name="T15">Component 2</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147;p22" draw:style-name="gr9" draw:text-style-name="P11" draw:layer="layout" svg:width="6.721cm" svg:height="3.35cm" svg:x="12.339cm" svg:y="10.124cm">
            <text:p text:style-name="P1"><text:span text:style-name="T15">Mock</text:span></text:p>
            <text:p text:style-name="P1"><text:span text:style-name="T15">Component 3</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g>
        <draw:custom-shape draw:name="Google Shape;148;p22" draw:style-name="gr14" draw:text-style-name="P12" draw:layer="layout" svg:width="3.096cm" svg:height="2.919cm" draw:transform="rotate (-3.14159265358979) translate (12.916cm 6.957cm)">
          <text:p/>
          <draw:enhanced-geometry draw:mirror-horizontal="true" draw:mirror-vertical="false" svg:viewBox="0 0 21600 21600" draw:type="mso-spt32" draw:enhanced-path="M 0 0 L 21600 21600 N"/>
        </draw:custom-shape>
        <draw:custom-shape draw:name="Google Shape;149;p22" draw:style-name="gr10" draw:text-style-name="P12" draw:layer="layout" svg:width="4.538cm" svg:height="0.587cm" svg:x="9.78cm" svg:y="7.477cm">
          <text:p/>
          <draw:enhanced-geometry draw:mirror-horizontal="false" draw:mirror-vertical="false" svg:viewBox="0 0 21600 21600" draw:type="mso-spt32" draw:enhanced-path="M 0 0 L 21600 21600 N"/>
        </draw:custom-shape>
        <draw:custom-shape draw:name="Google Shape;150;p22" draw:style-name="gr14" draw:text-style-name="P12" draw:layer="layout" svg:width="3.586cm" svg:height="2.606cm" svg:x="9.819cm" svg:y="7.996cm">
          <text:p/>
          <draw:enhanced-geometry draw:mirror-horizontal="false" draw:mirror-vertical="false" svg:viewBox="0 0 21600 21600" draw:type="mso-spt32" draw:enhanced-path="M 0 0 L 21600 21600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xit" presentation:preset-id="ooo-exit-disappear">
                  <anim:set smil:begin="0s" smil:dur="0.001s" smil:fill="hold" smil:targetElement="id2" smil:attributeName="visibility" smil:to="hidden"/>
                </anim:par>
              </anim:par>
            </anim:par>
          </anim:seq>
        </anim:par>
        <presentation:notes draw:style-name="dp2">
          <draw:page-thumbnail draw:name="Google Shape;135;gc9ba09ac3e_0_87:notes" draw:style-name="gr1" draw:layer="layout" svg:width="16.932cm" svg:height="9.524cm" svg:x="1.059cm" svg:y="1.905cm" draw:page-number="10" presentation:class="page"/>
          <draw:frame draw:name="Google Shape;136;gc9ba09ac3e_0_87:notes" presentation:style-name="pr15"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nsolas" svg:font-family="Consola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draw:marker draw:name="msArrowEnd_20_9" draw:display-name="msArrowEnd 9" svg:viewBox="0 0 500 500" svg:d="M250 0l250 500h-500z"/>
    <draw:marker draw:name="msArrowStealthEnd_20_5" draw:display-name="msArrowStealthEnd 5" svg:viewBox="0 0 300 300" svg:d="M150 0l150 300-150-120-150 120z"/>
    <draw:stroke-dash draw:name="Dashed_20__28_var_29__20_4" draw:display-name="Dashed (var) 4" draw:style="rect" draw:dots2="1" draw:dots2-length="0.848cm" draw:distance="0.636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TITLE_5f_ONL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TITLE_5f_ONLY-backgroundobjects">
      <style:graphic-properties draw:stroke="none" draw:fill="none" draw:fill-color="#ffffff" draw:auto-grow-height="false" fo:min-height="1.27cm"/>
    </style:style>
    <style:style style:name="Mpr9" style:family="presentation" style:parent-style-name="TITLE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0.601cm" presentation:class="title" presentation:placeholder="true" presentation:user-transformed="true">
        <draw:text-box/>
      </draw:frame>
      <draw:frame draw:name="Google Shape;18;p4" presentation:style-name="TITLE_5f_AND_5f_BODY-outline1" draw:layer="backgroundobjects" svg:width="23.667cm" svg:height="11.054cm" svg:x="0.866cm" svg:y="2.399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1">
      <draw:frame draw:name="Google Shape;26;p6" presentation:style-name="TITLE_5f_ONLY-title" draw:layer="backgroundobjects" svg:width="23.667cm" svg:height="1.59cm" svg:x="0.866cm" svg:y="1.236cm" presentation:class="title" presentation:placeholder="true" presentation:user-transformed="true">
        <draw:text-box/>
      </draw:frame>
      <draw:frame draw:name="Google Shape;27;p6" presentation:style-name="Mpr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17"/>
    <meta:generator>LibreOfficeDev/6.0.5.2$Linux_X86_64 LibreOffice_project/</meta:generator>
  </office:meta>
</office:document-meta>
</file>